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table:number-columns-repeated="23"/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6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table:style-name="ce2"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 office:value-type="string" calcext:value-type="string">
            <text:p>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table:style-name="ce7"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5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.00.0000</text:date>, <text:time style:data-style-name="N2" text:time-value="13:23:32.22820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3T14:09:06.234406924</dc:date>
    <meta:editing-duration>PT6H54M23S</meta:editing-duration>
    <meta:editing-cycles>65</meta:editing-cycles>
    <meta:generator>LibreOffice/4.4.2.2$Linux_X86_64 LibreOffice_project/40m0$Build-2</meta:generator>
    <meta:document-statistic meta:table-count="1" meta:cell-count="427" meta:object-count="0"/>
  </office:meta>
</office:document-meta>
</file>